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3" office:value-type="string" calcext:value-type="string" table:number-columns-spanned="3" table:number-rows-spanned="1">
            <text:p>Urgency and priority</text:p>
          </table:table-cell>
          <table:covered-table-cell table:style-name="ce3"/>
          <table:covered-table-cell table:style-name="ce9"/>
          <table:table-cell/>
        </table:table-row>
        <table:table-row table:style-name="ro2">
          <table:table-cell table:style-name="ce1" office:value-type="string" calcext:value-type="string">
            <text:p>Task details</text:p>
          </table:table-cell>
          <table:table-cell table:style-name="ce3" office:value-type="string" calcext:value-type="string">
            <text:p>Expected execution time</text:p>
          </table:table-cell>
          <table:table-cell table:style-name="ce3" office:value-type="string" calcext:value-type="string">
            <text:p>Starting time (date/time)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Important</text:p>
          </table:table-cell>
          <table:table-cell table:style-name="ce9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Empirical studies <text:s/>: simulate changes in the values of viscusity</text:p>
          </table:table-cell>
          <table:table-cell table:style-name="ce4" office:value-type="string" calcext:value-type="string" table:number-columns-spanned="1" table:number-rows-spanned="8">
            <text:p>4h</text:p>
          </table:table-cell>
          <table:table-cell table:style-name="ce4" office:value-type="string" calcext:value-type="string" table:number-columns-spanned="1" table:number-rows-spanned="8">
            <text:p>Morning 15/04/2025</text:p>
          </table:table-cell>
          <table:table-cell table:style-name="ce7" office:value-type="date" office:date-value="2025-05-15" calcext:value-type="date" table:number-columns-spanned="1" table:number-rows-spanned="8">
            <text:p>15/05/25</text:p>
          </table:table-cell>
          <table:table-cell table:style-name="ce4" office:value-type="string" calcext:value-type="string" table:number-columns-spanned="1" table:number-rows-spanned="8">
            <text:p>no</text:p>
          </table:table-cell>
          <table:table-cell table:style-name="ce4" office:value-type="string" calcext:value-type="string" table:number-columns-spanned="1" table:number-rows-spanned="8">
            <text:p>yes</text:p>
          </table:table-cell>
          <table:table-cell table:style-name="ce10" office:value-type="string" calcext:value-type="string" table:number-columns-spanned="1" table:number-rows-spanned="8">
            <text:p>no</text:p>
          </table:table-cell>
          <table:table-cell table:style-name="ce4" office:value-type="string" calcext:value-type="string" table:number-columns-spanned="1" table:number-rows-spanned="8">
            <text:p>not started</text:p>
          </table:table-cell>
        </table:table-row>
        <table:table-row table:style-name="ro3">
          <table:table-cell office:value-type="string" calcext:value-type="string">
            <text:p>CQ vs. Viscosities : Obtain the values Q along the categories of viscositie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3">
          <table:table-cell office:value-type="string" calcext:value-type="string">
            <text:p>CH vs. Viscosities : Obtain the values of H along the categories of viscosity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3">
          <table:table-cell office:value-type="string" calcext:value-type="string">
            <text:p>CH vs. Viscosities : Obtain the values of H along the categories of viscosity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3">
          <table:table-cell office:value-type="string" calcext:value-type="string">
            <text:p>Empirical studies <text:s/>: simulate changes in the valu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3">
          <table:table-cell office:value-type="string" calcext:value-type="string">
            <text:p>CQ vs. Rotational Reynoalds: Obtain the values Q along the categori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3">
          <table:table-cell office:value-type="string" calcext:value-type="string">
            <text:p>CH vs. Rotational Reynoalds: Obtain the values of H along the categori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3">
          <table:table-cell office:value-type="string" calcext:value-type="string">
            <text:p>CN vs. Rotational Reynoalds: Obtain the values of N along the categori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2" table:style-name="ce6"/>
        </table:table-row>
        <table:table-row table:style-name="ro2">
          <table:table-cell office:value-type="string" calcext:value-type="string">
            <text:p>Multiple outcomes – combined outcomes – perfomance metric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string" calcext:value-type="string">
            <text:p>afternoon 14/04/2025</text:p>
          </table:table-cell>
          <table:table-cell table:style-name="ce8" office:value-type="date" office:date-value="2025-05-14" calcext:value-type="date">
            <text:p>14/05/25</text:p>
          </table:table-cell>
          <table:table-cell table:style-name="ce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done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table:style-name="Accent_20_1"/>
          <table:table-cell table:number-columns-repeated="2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 style:data-style-name="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4:49:34.65336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4:45:45.350643400</meta:creation-date>
    <dc:date>2025-04-14T15:52:25.422214200</dc:date>
    <meta:editing-duration>PT1H2M59S</meta:editing-duration>
    <meta:editing-cycles>6</meta:editing-cycles>
    <meta:generator>LibreOffice/25.2.1.2$Windows_x86 LibreOffice_project/d3abf4aee5fd705e4a92bba33a32f40bc4e56f49</meta:generator>
    <meta:document-statistic meta:table-count="1" meta:cell-count="32" meta:object-count="0"/>
  </office:meta>
</office:document-meta>
</file>